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4.554cm" fo:margin-left="2.081cm" table:align="left" style:shadow="none"/>
    </style:style>
    <style:style style:name="Table1.A" style:family="table-column">
      <style:table-column-properties style:column-width="14.554cm"/>
    </style:style>
    <style:style style:name="Table1.1" style:family="table-row">
      <style:table-row-properties style:min-row-height="0.723cm"/>
    </style:style>
    <style:style style:name="Table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2" style:family="table-row">
      <style:table-row-properties style:min-row-height="1.57cm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fo:font-weight="bold" officeooo:paragraph-rsid="000a3bdf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 fo:background-color="#4c4c4c">
        <style:background-image/>
      </style:paragraph-properties>
      <style:text-properties fo:color="#ffffff" fo:font-size="20pt" fo:font-weight="bold" style:font-size-asian="20pt" style:font-weight-asian="bold" style:font-size-complex="20pt" style:font-weight-complex="bold"/>
    </style:style>
    <style:style style:name="P6" style:family="paragraph" style:parent-style-name="Header">
      <style:paragraph-properties>
        <style:tab-stops>
          <style:tab-stop style:position="9.41cm" style:type="center"/>
          <style:tab-stop style:position="18.821cm" style:type="right"/>
        </style:tab-stops>
      </style:paragraph-properties>
      <style:text-properties officeooo:paragraph-rsid="000ff1a8"/>
    </style:style>
    <style:style style:name="T1" style:family="text">
      <style:text-properties officeooo:rsid="000a3bdf"/>
    </style:style>
    <style:style style:name="T2" style:family="text">
      <style:text-properties officeooo:rsid="000a7ce4"/>
    </style:style>
    <style:style style:name="T3" style:family="text">
      <style:text-properties officeooo:rsid="000c98d0"/>
    </style:style>
    <style:style style:name="T4" style:family="text">
      <style:text-properties officeooo:rsid="000ff1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<text:span text:style-name="T1">Punktacja</text:span> </text:p>
          </table:table-cell>
        </table:table-row>
        <table:table-row table:style-name="Table1.2">
          <table:table-cell table:style-name="Table1.A2" office:value-type="string">
            <text:p text:style-name="P4"><text:span text:style-name="T1">Ogólne</text:span></text:p>
            <text:p text:style-name="P3">+1<text:span text:style-name="T1"> Automatyczna refaktoryzacja</text:span></text:p>
            <text:p text:style-name="P3">+1 Copy + Paste </text:p>
            <text:p text:style-name="P3">+1 <text:span text:style-name="T2">Każdy skrót do edycji kodu</text:span></text:p>
            <text:p text:style-name="P3">+0 <text:span text:style-name="T2">Formatowanie, kasowanie pustych linii</text:span></text:p>
            <text:p text:style-name="P3">+0 Zmiana widoczności metod i klas</text:p>
            <text:p text:style-name="P4"><text:span text:style-name="T1">Punkty karne</text:span></text:p>
            <text:p text:style-name="P3">+2 <text:span text:style-name="T3">Każda ręcznie zmieniona linia</text:span></text:p>
            <text:p text:style-name="P3">x2 <text:span text:style-name="T3">Każda zmiana przy nieprzechodzących testach</text:span></text:p>
          </table:table-cell>
        </table:table-row>
      </table:table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1cm" style:type="center"/>
          <style:tab-stop style:position="18.82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41cm" style:type="center"/>
          <style:tab-stop style:position="18.82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9.41cm" style:type="center"/>
          <style:tab-stop style:position="18.821cm" style:type="right"/>
        </style:tab-stops>
      </style:paragraph-properties>
      <style:text-properties officeooo:paragraph-rsid="000ff1a8"/>
    </style:style>
    <style:style style:name="MT1" style:family="text">
      <style:text-properties officeooo:rsid="000ff1a8"/>
    </style:style>
    <style:page-layout style:name="Mpm1">
      <style:page-layout-properties fo:page-width="21.59cm" fo:page-height="27.94cm" style:num-format="1" style:print-orientation="portrait" fo:margin-top="2cm" fo:margin-bottom="2cm" fo:margin-left="1.341cm" fo:margin-right="1.429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/></text:p>
      </style:header>
      <style:footer>
        <text:p text:style-name="MP1"><text:span text:style-name="MT1">Golf Refaktoryzacyjny – Warsjawa 2013<text:tab/><text:tab/>Michał Lipski, Krzysztof Jelski @ Pragmatist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ip </meta:initial-creator>
    <meta:creation-date>2013-10-08T16:37:45</meta:creation-date>
    <dc:date>2013-10-10T15:55:36.85</dc:date>
    <meta:editing-duration>PT3M59S</meta:editing-duration>
    <meta:editing-cycles>4</meta:editing-cycles>
    <meta:generator>LibreOffice/4.0.4.2$Windows_x86 LibreOffice_project/9e9821abd0ffdbc09cd8c52eaa574fa09eb08f2</meta:generator>
    <meta:print-date>2013-10-10T15:49:06.01</meta:print-date>
    <meta:document-statistic meta:table-count="1" meta:image-count="0" meta:object-count="0" meta:page-count="1" meta:paragraph-count="11" meta:word-count="49" meta:character-count="339" meta:non-whitespace-character-count="297"/>
  </office:meta>
</office:document-meta>
</file>